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64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p11-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35" calcext:value-type="float">
            <text:p>235</text:p>
          </table:table-cell>
          <table:table-cell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float" office:value="246" calcext:value-type="float">
            <text:p>246</text:p>
          </table:table-cell>
          <table:table-cell office:value-type="float" office:value="235" calcext:value-type="float">
            <text:p>235</text:p>
          </table:table-cell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1" office:value-type="string" calcext:value-type="string">
            <text:p>x_i.</text:p>
          </table:table-cell>
          <table:table-cell table:formula="of:=AVERAGE([.G4:.G8])" office:value-type="float" office:value="235.2" calcext:value-type="float">
            <text:p>235.2</text:p>
          </table:table-cell>
          <table:table-cell table:formula="of:=AVERAGE([.H4:.H8])" office:value-type="float" office:value="240.4" calcext:value-type="float">
            <text:p>240.4</text:p>
          </table:table-cell>
          <table:table-cell table:formula="of:=AVERAGE([.I4:.I8])" office:value-type="float" office:value="266.8" calcext:value-type="float">
            <text:p>266.8</text:p>
          </table:table-cell>
          <table:table-cell table:formula="of:=AVERAGE([.G10:.I10])" office:value-type="float" office:value="247.466666666667" calcext:value-type="float">
            <text:p>247.466666666667</text:p>
          </table:table-cell>
          <table:table-cell table:style-name="ce1" office:value-type="string" calcext:value-type="string">
            <text:p>AVG x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1" office:value-type="string" calcext:value-type="string">
            <text:p>n*(x_i. - avgx)^2</text:p>
          </table:table-cell>
          <table:table-cell table:formula="of:=[.$E$7]*([.G10]-[.$J$10])^2" office:value-type="float" office:value="752.355555555561" calcext:value-type="float">
            <text:p>752.355555555561</text:p>
          </table:table-cell>
          <table:table-cell table:formula="of:=[.$E$7]*([.H10]-[.$J$10])^2" office:value-type="float" office:value="249.688888888891" calcext:value-type="float">
            <text:p>249.688888888891</text:p>
          </table:table-cell>
          <table:table-cell table:formula="of:=[.$E$7]*([.I10]-[.$J$10])^2" office:value-type="float" office:value="1868.88888888889" calcext:value-type="float">
            <text:p>1868.88888888889</text:p>
          </table:table-cell>
          <table:table-cell table:formula="of:=SUM([.G11:.I11])" office:value-type="float" office:value="2870.93333333334" calcext:value-type="float">
            <text:p>2870.93333333334</text:p>
          </table:table-cell>
          <table:table-cell table:style-name="ce1" office:value-type="string" calcext:value-type="string">
            <text:p>SSA</text:p>
          </table:table-cell>
          <table:table-cell table:style-name="ce2" office:value-type="string" calcext:value-type="string">
            <text:p>MSA = </text:p>
          </table:table-cell>
          <table:table-cell office:value-type="string" calcext:value-type="string">
            <text:p>SSA/(I-1)</text:p>
          </table:table-cell>
          <table:table-cell table:formula="of:=[.J11]/[.M12]" office:value-type="float" office:value="1435.46666666667" calcext:value-type="float">
            <text:p>1435.466666666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1"/>
          <table:table-cell table:number-columns-repeated="5"/>
          <table:table-cell table:style-name="ce2" office:value-type="string" calcext:value-type="string">
            <text:p>I – 1 =</text:p>
          </table:table-cell>
          <table:table-cell table:formula="of:=3-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1" office:value-type="string" calcext:value-type="string">
            <text:p>(x_ij – x_i.)^2</text:p>
          </table:table-cell>
          <table:table-cell table:formula="of:=([.G4]-[.G$10])^2" office:value-type="float" office:value="116.64" calcext:value-type="float">
            <text:p>116.64</text:p>
          </table:table-cell>
          <table:table-cell table:formula="of:=([.H4]-[.H$10])^2" office:value-type="float" office:value="6.75999999999997" calcext:value-type="float">
            <text:p>6.75999999999997</text:p>
          </table:table-cell>
          <table:table-cell table:formula="of:=([.I4]-[.I$10])^2" office:value-type="float" office:value="3.24000000000004" calcext:value-type="float">
            <text:p>3.24000000000004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formula="of:=([.G5]-[.G$10])^2" office:value-type="float" office:value="17.6399999999999" calcext:value-type="float">
            <text:p>17.6399999999999</text:p>
          </table:table-cell>
          <table:table-cell table:formula="of:=([.H5]-[.H$10])^2" office:value-type="float" office:value="31.3599999999999" calcext:value-type="float">
            <text:p>31.3599999999999</text:p>
          </table:table-cell>
          <table:table-cell table:formula="of:=([.I5]-[.I$10])^2" office:value-type="float" office:value="46.2400000000002" calcext:value-type="float">
            <text:p>46.2400000000002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formula="of:=([.G6]-[.G$10])^2" office:value-type="float" office:value="0.640000000000018" calcext:value-type="float">
            <text:p>0.640000000000018</text:p>
          </table:table-cell>
          <table:table-cell table:formula="of:=([.H6]-[.H$10])^2" office:value-type="float" office:value="6.75999999999997" calcext:value-type="float">
            <text:p>6.75999999999997</text:p>
          </table:table-cell>
          <table:table-cell table:formula="of:=([.I6]-[.I$10])^2" office:value-type="float" office:value="3.24000000000004" calcext:value-type="float">
            <text:p>3.24000000000004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([.G7]-[.G$10])^2" office:value-type="float" office:value="331.24" calcext:value-type="float">
            <text:p>331.24</text:p>
          </table:table-cell>
          <table:table-cell table:formula="of:=([.H7]-[.H$10])^2" office:value-type="float" office:value="29.1600000000001" calcext:value-type="float">
            <text:p>29.1600000000001</text:p>
          </table:table-cell>
          <table:table-cell table:formula="of:=([.I7]-[.I$10])^2" office:value-type="float" office:value="190.44" calcext:value-type="float">
            <text:p>190.44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([.G8]-[.G$10])^2" office:value-type="float" office:value="116.64" calcext:value-type="float">
            <text:p>116.64</text:p>
          </table:table-cell>
          <table:table-cell table:formula="of:=([.H8]-[.H$10])^2" office:value-type="float" office:value="29.1600000000001" calcext:value-type="float">
            <text:p>29.1600000000001</text:p>
          </table:table-cell>
          <table:table-cell table:formula="of:=([.I8]-[.I$10])^2" office:value-type="float" office:value="585.639999999999" calcext:value-type="float">
            <text:p>585.639999999999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sum_j (x_ij – x_i.)^2</text:p>
          </table:table-cell>
          <table:table-cell/>
          <table:table-cell table:formula="of:=SUM([.G13:.G17])" office:value-type="float" office:value="582.8" calcext:value-type="float">
            <text:p>582.8</text:p>
          </table:table-cell>
          <table:table-cell table:formula="of:=SUM([.H13:.H17])" office:value-type="float" office:value="103.2" calcext:value-type="float">
            <text:p>103.2</text:p>
          </table:table-cell>
          <table:table-cell table:formula="of:=SUM([.I13:.I17])" office:value-type="float" office:value="828.8" calcext:value-type="float">
            <text:p>828.8</text:p>
          </table:table-cell>
          <table:table-cell table:formula="of:=SUM([.G19:.I19])" office:value-type="float" office:value="1514.8" calcext:value-type="float">
            <text:p>1514.8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string" calcext:value-type="string">
            <text:p>MSE = </text:p>
          </table:table-cell>
          <table:table-cell office:value-type="string" calcext:value-type="string">
            <text:p>SSE/(I(J-1))</text:p>
          </table:table-cell>
          <table:table-cell table:formula="of:=[.J19]/[.M20]" office:value-type="float" office:value="126.233333333333" calcext:value-type="float">
            <text:p>126.233333333333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I(J-1) =</text:p>
          </table:table-cell>
          <table:table-cell table:formula="of:=3*(5-1)" office:value-type="float" office:value="12" calcext:value-type="float">
            <text:p>12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F(I-1,I(J-1)) ~</text:p>
          </table:table-cell>
          <table:table-cell office:value-type="string" calcext:value-type="string">
            <text:p>MSA/MSE </text:p>
          </table:table-cell>
          <table:table-cell table:formula="of:=[.N11]/[.N19]" office:value-type="float" office:value="11.3715341959335" calcext:value-type="float">
            <text:p>11.3715341959335</text:p>
          </table:table-cell>
          <table:table-cell office:value-type="string" calcext:value-type="string">
            <text:p>'= u</text:p>
          </table:table-cell>
          <table:table-cell/>
          <table:table-cell table:style-name="ce2" office:value-type="string" calcext:value-type="string">
            <text:p>Alpha = 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 office:value-type="string" calcext:value-type="string">
            <text:p>1 – Alpha/2 =</text:p>
          </table:table-cell>
          <table:table-cell table:formula="of:= 1 - [.J23]/2" office:value-type="float" office:value="0.995" calcext:value-type="float">
            <text:p>0.995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 office:value-type="string" calcext:value-type="string">
            <text:p>Alpha/2 =</text:p>
          </table:table-cell>
          <table:table-cell table:formula="of:=[.J23]/2"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FDIST([.F23];[.M12];[.M20];1)" office:value-type="float" office:value="0.99830223158875" calcext:value-type="float">
            <text:p>0.99830223158875</text:p>
          </table:table-cell>
          <table:table-cell table:number-columns-repeated="3"/>
          <table:table-cell table:style-name="ce2" office:value-type="string" calcext:value-type="string">
            <text:p>q_(1-Alpha/2)</text:p>
          </table:table-cell>
          <table:table-cell table:formula="of:=FINV([.J24];[.M12];[.M20])" office:value-type="float" office:value="8.50962705073174" calcext:value-type="float">
            <text:p>8.50962705073174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 office:value-type="string" calcext:value-type="string">
            <text:p>q_Alpha/2 =</text:p>
          </table:table-cell>
          <table:table-cell table:formula="of:=FINV([.J25];[.M12];[.M20])" office:value-type="float" office:value="0.00501463620469655" calcext:value-type="float">
            <text:p>0.00501463620469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COM.MICROSOFT.F.DIST.RT([.F23];[.M12];[.M20])" office:value-type="float" office:value="0.00169776841124958" calcext:value-type="float">
            <text:p>0.0016977684112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_value</text:p>
          </table:table-cell>
          <table:table-cell table:formula="of:=2*MIN([.E26];[.E28])" office:value-type="float" office:value="0.00339553682249915" calcext:value-type="float">
            <text:p>0.00339553682249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/p_value</text:p>
          </table:table-cell>
          <table:table-cell table:formula="of:=1/[.E30]" office:value-type="float" office:value="294.50424256156" calcext:value-type="float">
            <text:p>294.504242561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o one of 294 times we should see something such or more unusual as we see in exampl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We can then reject the assumption that means of groups are equal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NOVA - Single Factor</text:span>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lumn 1</text:p>
          </table:table-cell>
          <table:table-cell table:formula="of:=COUNT([$'rp11-01'.$G$4:.$G$8])" office:value-type="float" office:value="5" calcext:value-type="float">
            <text:p>5</text:p>
          </table:table-cell>
          <table:table-cell table:formula="of:=SUM([$'rp11-01'.$G$4:.$G$8])" office:value-type="float" office:value="1176" calcext:value-type="float">
            <text:p>1176</text:p>
          </table:table-cell>
          <table:table-cell table:formula="of:=AVERAGE([$'rp11-01'.$G$4:.$G$8])" office:value-type="float" office:value="235.2" calcext:value-type="float">
            <text:p>235.2</text:p>
          </table:table-cell>
          <table:table-cell table:formula="of:=VAR([$'rp11-01'.$G$4:.$G$8])" office:value-type="float" office:value="145.7" calcext:value-type="float">
            <text:p>145.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lumn 2</text:p>
          </table:table-cell>
          <table:table-cell table:formula="of:=COUNT([$'rp11-01'.$H$4:.$H$8])" office:value-type="float" office:value="5" calcext:value-type="float">
            <text:p>5</text:p>
          </table:table-cell>
          <table:table-cell table:formula="of:=SUM([$'rp11-01'.$H$4:.$H$8])" office:value-type="float" office:value="1202" calcext:value-type="float">
            <text:p>1202</text:p>
          </table:table-cell>
          <table:table-cell table:formula="of:=AVERAGE([$'rp11-01'.$H$4:.$H$8])" office:value-type="float" office:value="240.4" calcext:value-type="float">
            <text:p>240.4</text:p>
          </table:table-cell>
          <table:table-cell table:formula="of:=VAR([$'rp11-01'.$H$4:.$H$8])" office:value-type="float" office:value="25.8" calcext:value-type="float">
            <text:p>25.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lumn 3</text:p>
          </table:table-cell>
          <table:table-cell table:formula="of:=COUNT([$'rp11-01'.$I$4:.$I$8])" office:value-type="float" office:value="5" calcext:value-type="float">
            <text:p>5</text:p>
          </table:table-cell>
          <table:table-cell table:formula="of:=SUM([$'rp11-01'.$I$4:.$I$8])" office:value-type="float" office:value="1334" calcext:value-type="float">
            <text:p>1334</text:p>
          </table:table-cell>
          <table:table-cell table:formula="of:=AVERAGE([$'rp11-01'.$I$4:.$I$8])" office:value-type="float" office:value="266.8" calcext:value-type="float">
            <text:p>266.8</text:p>
          </table:table-cell>
          <table:table-cell table:formula="of:=VAR([$'rp11-01'.$I$4:.$I$8])" office:value-type="float" office:value="207.2" calcext:value-type="float">
            <text:p>207.2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tween Groups</text:p>
          </table:table-cell>
          <table:table-cell table:formula="of:=SUMPRODUCT([$'rp11-01'.$F$41:.$F$43];[$'rp11-01'.$G$41:.$G$43])-SUM([$'rp11-01'.$F$41:.$F$43])^2/SUM([$'rp11-01'.$E$41:.$E$43])" office:value-type="float" office:value="2870.93333333323" calcext:value-type="float">
            <text:p>2870.93333333323</text:p>
          </table:table-cell>
          <table:table-cell table:formula="of:=COUNT([$'rp11-01'.$F$41:.$F$43])-1" office:value-type="float" office:value="2" calcext:value-type="float">
            <text:p>2</text:p>
          </table:table-cell>
          <table:table-cell table:formula="of:=[$'rp11-01'.$E$46] / [$'rp11-01'.$F$46]" office:value-type="float" office:value="1435.46666666662" calcext:value-type="float">
            <text:p>1435.46666666662</text:p>
          </table:table-cell>
          <table:table-cell table:formula="of:=[$'rp11-01'.$G$46] / [$'rp11-01'.$G$47]" office:value-type="float" office:value="11.3715341959331" calcext:value-type="float">
            <text:p>11.3715341959331</text:p>
          </table:table-cell>
          <table:table-cell table:formula="of:=LEGACY.FDIST([$'rp11-01'.$H$46]; [$'rp11-01'.$F$46]; [$'rp11-01'.$F$47])" office:value-type="float" office:value="0.00169776841124982" calcext:value-type="float">
            <text:p>0.00169776841125</text:p>
          </table:table-cell>
          <table:table-cell table:formula="of:=LEGACY.FINV([$'rp11-01'.$E$38]; [$'rp11-01'.$F$46]; [$'rp11-01'.$F$47])" office:value-type="float" office:value="6.9266081401913" calcext:value-type="float">
            <text:p>6.92660814019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ithin Groups</text:p>
          </table:table-cell>
          <table:table-cell table:formula="of:=SUM(DEVSQ([.$G$4:.$G$8]);DEVSQ([.$H$4:.$H$8]);DEVSQ([.$I$4:.$I$8]))" office:value-type="float" office:value="1514.8" calcext:value-type="float">
            <text:p>1514.8</text:p>
          </table:table-cell>
          <table:table-cell table:formula="of:=SUM([$'rp11-01'.$E$41:.$E$43])-COUNT([$'rp11-01'.$E$41:.$E$43])" office:value-type="float" office:value="12" calcext:value-type="float">
            <text:p>12</text:p>
          </table:table-cell>
          <table:table-cell table:formula="of:=[$'rp11-01'.$E$47] / [$'rp11-01'.$F$47]" office:value-type="float" office:value="126.233333333333" calcext:value-type="float">
            <text:p>126.23333333333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DEVSQ([$'rp11-01'.$G$4:.$G$8];[$'rp11-01'.$H$4:.$H$8];[$'rp11-01'.$I$4:.$I$8])" office:value-type="float" office:value="4385.73333333333" calcext:value-type="float">
            <text:p>4385.73333333333</text:p>
          </table:table-cell>
          <table:table-cell table:formula="of:=SUM([$'rp11-01'.$E$41:.$E$43]) - 1" office:value-type="float" office:value="14" calcext:value-type="float">
            <text:p>1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23:07:16.217091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6T00:19:11.247835738</dc:date>
    <meta:editing-duration>PT1H44M58S</meta:editing-duration>
    <meta:editing-cycles>4</meta:editing-cycles>
    <meta:generator>LibreOffice/6.0.7.3$Linux_X86_64 LibreOffice_project/00m0$Build-3</meta:generator>
    <meta:document-statistic meta:table-count="1" meta:cell-count="160" meta:object-count="0"/>
  </office:meta>
</office:document-meta>
</file>